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666666" fo:font-style="italic" style:font-style-asian="italic" style:font-style-complex="italic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Default" style:data-style-name="N36"/>
    <style:style style:name="ce9" style:family="table-cell" style:parent-style-name="Default" style:data-style-name="N37"/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9.577916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4.1816666666667cm"/>
    </style:style>
    <style:style style:name="co9" style:family="table-column">
      <style:table-column-properties fo:break-before="auto" style:column-width="1.27cm"/>
    </style:style>
    <style:style style:name="co10" style:family="table-column">
      <style:table-column-properties fo:break-before="auto" style:column-width="17.4095833333333cm"/>
    </style:style>
    <style:style style:name="co11" style:family="table-column">
      <style:table-column-properties fo:break-before="auto" style:column-width="10.6891666666667cm"/>
    </style:style>
    <style:style style:name="co12" style:family="table-column">
      <style:table-column-properties fo:break-before="auto" style:column-width="0.899583333333333cm"/>
    </style:style>
    <style:style style:name="co13" style:family="table-column">
      <style:table-column-properties fo:break-before="auto" style:column-width="5.45041666666667cm"/>
    </style:style>
    <style:style style:name="ro1" style:family="table-row">
      <style:table-row-properties style:row-height="1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  <style:map style:condition="of:cell-content()=&quot;-&quot;" style:apply-style-name="cf2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  <style:map style:condition="of:cell-content()=&quot;-&quot;" style:apply-style-name="cf2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a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PMID</text:p>
          </table:table-cell>
          <table:table-cell table:number-columns-repeated="4" table:style-name="ce1"/>
          <table:table-cell office:value-type="string" table:style-name="ce1">
            <text:p>GENERAL.PMI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COMMENTS</text:p>
          </table:table-cell>
          <table:table-cell table:number-columns-repeated="4" table:style-name="ce1"/>
          <table:table-cell office:value-type="string" table:style-name="ce1">
            <text:p>GENERAL.COMMEN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AUTHOR</text:p>
          </table:table-cell>
          <table:table-cell table:number-columns-repeated="4" table:style-name="ce1"/>
          <table:table-cell office:value-type="string" table:style-name="ce1">
            <text:p>GENERAL.AUTHO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DATE</text:p>
          </table:table-cell>
          <table:table-cell table:number-columns-repeated="4" table:style-name="ce1"/>
          <table:table-cell office:value-type="string" table:style-name="ce1">
            <text:p>GENERAL.DAT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WIDTH</text:p>
          </table:table-cell>
          <table:table-cell table:style-name="ce1"/>
          <table:table-cell office:value-type="string" table:style-name="ce1">
            <text:p>ARENA.ZONE.NAME.SIZE.WID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LENGTH</text:p>
          </table:table-cell>
          <table:table-cell table:style-name="ce1"/>
          <table:table-cell office:value-type="string" table:style-name="ce1">
            <text:p>ARENA.ZONE.NAME.SIZE.LENG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HEIGHT</text:p>
          </table:table-cell>
          <table:table-cell table:style-name="ce1"/>
          <table:table-cell office:value-type="string" table:style-name="ce1">
            <text:p>ARENA.ZONE.NAME.SIZE.HEIGH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AREA</text:p>
          </table:table-cell>
          <table:table-cell table:style-name="ce1"/>
          <table:table-cell office:value-type="string" table:style-name="ce1">
            <text:p>ARENA.ZONE.NAME.SIZE.ARE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VOLUME</text:p>
          </table:table-cell>
          <table:table-cell table:style-name="ce1"/>
          <table:table-cell office:value-type="string" table:style-name="ce1">
            <text:p>ARENA.ZONE.NAME.SIZE.VOLUM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DIAMETER</text:p>
          </table:table-cell>
          <table:table-cell table:style-name="ce1"/>
          <table:table-cell office:value-type="string" table:style-name="ce1">
            <text:p>ARENA.ZONE.NAME.SIZE.DIAMETE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HAPE</text:p>
          </table:table-cell>
          <table:table-cell table:number-columns-repeated="2" table:style-name="ce1"/>
          <table:table-cell office:value-type="string" table:style-name="ce1">
            <text:p>ARENA.ZONE.NAME.SHAP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COLOR</text:p>
          </table:table-cell>
          <table:table-cell table:number-columns-repeated="2" table:style-name="ce1"/>
          <table:table-cell office:value-type="string" table:style-name="ce1">
            <text:p>ARENA.ZONE.NAME.COLOR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MATERIAL</text:p>
          </table:table-cell>
          <table:table-cell table:number-columns-repeated="2" table:style-name="ce1"/>
          <table:table-cell office:value-type="string" table:style-name="ce1">
            <text:p>ARENA.ZONE.NAME.MATERIAL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HEIGHT_FROM_FLOOR</text:p>
          </table:table-cell>
          <table:table-cell table:number-columns-repeated="2" table:style-name="ce1"/>
          <table:table-cell office:value-type="string" table:style-name="ce1">
            <text:p>ARENA.ZONE.NAME.HEIGHT_FROM_FLOOR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CLEANED_WITH</text:p>
          </table:table-cell>
          <table:table-cell table:number-columns-repeated="2" table:style-name="ce1"/>
          <table:table-cell office:value-type="string" table:style-name="ce1">
            <text:p>ARENA.ZONE.NAME.CLEANED_WITH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OPACITY</text:p>
          </table:table-cell>
          <table:table-cell table:number-columns-repeated="2" table:style-name="ce1"/>
          <table:table-cell office:value-type="string" table:style-name="ce1">
            <text:p>ARENA.ZONE.WATER.OPACIT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TEMPERATURE</text:p>
          </table:table-cell>
          <table:table-cell table:number-columns-repeated="2" table:style-name="ce1"/>
          <table:table-cell office:value-type="string" table:style-name="ce1">
            <text:p>ARENA.ZONE.WATER.TEMPERATUR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COLOR</text:p>
          </table:table-cell>
          <table:table-cell table:number-columns-repeated="2" table:style-name="ce1"/>
          <table:table-cell office:value-type="string" table:style-name="ce1">
            <text:p>ARENA.ZONE.WATER.COLOR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EXPOSURE_TIME</text:p>
          </table:table-cell>
          <table:table-cell table:number-columns-repeated="2" table:style-name="ce1"/>
          <table:table-cell office:value-type="string" table:style-name="ce1">
            <text:p>ARENA.ZONE.WATER.EXPOSURE_TIM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BEDDING</text:p>
          </table:table-cell>
          <table:table-cell office:value-type="string" table:style-name="ce1">
            <text:p>COLOR</text:p>
          </table:table-cell>
          <table:table-cell table:number-columns-repeated="2" table:style-name="ce1"/>
          <table:table-cell office:value-type="string" table:style-name="ce1">
            <text:p>ARENA.ZONE.BEDDING.COLOR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BEDDING</text:p>
          </table:table-cell>
          <table:table-cell office:value-type="string" table:style-name="ce1">
            <text:p>MATERIAL</text:p>
          </table:table-cell>
          <table:table-cell table:number-columns-repeated="2" table:style-name="ce1"/>
          <table:table-cell office:value-type="string" table:style-name="ce1">
            <text:p>ARENA.ZONE.BEDDING.MATERIAL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DISTANCE_FROM</text:p>
          </table:table-cell>
          <table:table-cell office:value-type="string" table:style-name="ce1">
            <text:p>STIMULUS</text:p>
          </table:table-cell>
          <table:table-cell table:number-columns-repeated="2" table:style-name="ce1"/>
          <table:table-cell office:value-type="string" table:style-name="ce1">
            <text:p>ARENA.ZONE.DISTANCE_FROM.STIMULU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DISTANCE_FROM</text:p>
          </table:table-cell>
          <table:table-cell office:value-type="string" table:style-name="ce1">
            <text:p>ARENA</text:p>
          </table:table-cell>
          <table:table-cell table:number-columns-repeated="2" table:style-name="ce1"/>
          <table:table-cell office:value-type="string" table:style-name="ce1">
            <text:p>ARENA.ZONE.DISTANCE_FROM.AREN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ABOVE_WATER_HEIGHT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ARENA.ZONE.ABOVE_WATER_HEIGH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OM</text:p>
          </table:table-cell>
          <table:table-cell office:value-type="string" table:style-name="ce1">
            <text:p>NOISE</text:p>
          </table:table-cell>
          <table:table-cell table:number-columns-repeated="4" table:style-name="ce1"/>
          <table:table-cell office:value-type="string" table:style-name="ce1">
            <text:p>ROOM.NOI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OM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LENGTH</text:p>
          </table:table-cell>
          <table:table-cell table:number-columns-repeated="3" table:style-name="ce1"/>
          <table:table-cell office:value-type="string" table:style-name="ce1">
            <text:p>ROOM.SIZE.LENG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OM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WIDTH</text:p>
          </table:table-cell>
          <table:table-cell table:number-columns-repeated="3" table:style-name="ce1"/>
          <table:table-cell office:value-type="string" table:style-name="ce1">
            <text:p>ROOM.SIZE.WID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OM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HEIGHT</text:p>
          </table:table-cell>
          <table:table-cell table:number-columns-repeated="3" table:style-name="ce1"/>
          <table:table-cell office:value-type="string" table:style-name="ce1">
            <text:p>ROOM.SIZE.HEIGH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OM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AREA</text:p>
          </table:table-cell>
          <table:table-cell table:number-columns-repeated="3" table:style-name="ce1"/>
          <table:table-cell office:value-type="string" table:style-name="ce1">
            <text:p>ROOM.SIZE.ARE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OM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VOLUME</text:p>
          </table:table-cell>
          <table:table-cell table:number-columns-repeated="3" table:style-name="ce1"/>
          <table:table-cell office:value-type="string" table:style-name="ce1">
            <text:p>ROOM.SIZE.VOLUM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OM</text:p>
          </table:table-cell>
          <table:table-cell office:value-type="string" table:style-name="ce1">
            <text:p>SHAPE</text:p>
          </table:table-cell>
          <table:table-cell table:number-columns-repeated="4" table:style-name="ce1"/>
          <table:table-cell office:value-type="string" table:style-name="ce1">
            <text:p>ROOM.SHAP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OM</text:p>
          </table:table-cell>
          <table:table-cell office:value-type="string" table:style-name="ce1">
            <text:p>TEMPERATURE</text:p>
          </table:table-cell>
          <table:table-cell table:number-columns-repeated="4" table:style-name="ce1"/>
          <table:table-cell office:value-type="string" table:style-name="ce1">
            <text:p>ROOM.TEMPERATUR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LUMINATION</text:p>
          </table:table-cell>
          <table:table-cell office:value-type="string" table:style-name="ce1">
            <text:p>VISIBLE</text:p>
          </table:table-cell>
          <table:table-cell office:value-type="string" table:style-name="ce1">
            <text:p>FROM</text:p>
          </table:table-cell>
          <table:table-cell table:number-columns-repeated="3" table:style-name="ce1"/>
          <table:table-cell office:value-type="string" table:style-name="ce1">
            <text:p>ILLUMINATION.VISIBLE.FR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LUMINATION</text:p>
          </table:table-cell>
          <table:table-cell office:value-type="string" table:style-name="ce1">
            <text:p>VISIBLE</text:p>
          </table:table-cell>
          <table:table-cell office:value-type="string" table:style-name="ce1">
            <text:p>LUX</text:p>
          </table:table-cell>
          <table:table-cell table:number-columns-repeated="3" table:style-name="ce1"/>
          <table:table-cell office:value-type="string" table:style-name="ce1">
            <text:p>ILLUMINATION.VISIBLE.LUX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LUMINATION</text:p>
          </table:table-cell>
          <table:table-cell office:value-type="string" table:style-name="ce1">
            <text:p>VISIBLE</text:p>
          </table:table-cell>
          <table:table-cell office:value-type="string" table:style-name="ce1">
            <text:p>MEASURED_FROM</text:p>
          </table:table-cell>
          <table:table-cell office:value-type="string" table:style-name="ce1">
            <text:p>ARENA</text:p>
          </table:table-cell>
          <table:table-cell table:number-columns-repeated="2" table:style-name="ce1"/>
          <table:table-cell office:value-type="string" table:style-name="ce1">
            <text:p>ILLUMINATION.VISIBLE.MEASURED_FROM.AREN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LUMINATION</text:p>
          </table:table-cell>
          <table:table-cell office:value-type="string" table:style-name="ce1">
            <text:p>VISIBLE</text:p>
          </table:table-cell>
          <table:table-cell office:value-type="string" table:style-name="ce1">
            <text:p>MEASURED_FROM</text:p>
          </table:table-cell>
          <table:table-cell office:value-type="string" table:style-name="ce1">
            <text:p>ROOM</text:p>
          </table:table-cell>
          <table:table-cell table:number-columns-repeated="2" table:style-name="ce1"/>
          <table:table-cell office:value-type="string" table:style-name="ce1">
            <text:p>ILLUMINATION.VISIBLE.MEASURED_FROM.ROOM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LUMINATION</text:p>
          </table:table-cell>
          <table:table-cell office:value-type="string" table:style-name="ce1">
            <text:p>VISIBLE</text:p>
          </table:table-cell>
          <table:table-cell office:value-type="string" table:style-name="ce1">
            <text:p>COLOR</text:p>
          </table:table-cell>
          <table:table-cell table:number-columns-repeated="3" table:style-name="ce1"/>
          <table:table-cell office:value-type="string" table:style-name="ce1">
            <text:p>ILLUMINATION.VISIBLE.COLO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LUMINATION</text:p>
          </table:table-cell>
          <table:table-cell office:value-type="string" table:style-name="ce1">
            <text:p>VISIBLE</text:p>
          </table:table-cell>
          <table:table-cell office:value-type="string" table:style-name="ce1">
            <text:p>DISTANCE_FROM</text:p>
          </table:table-cell>
          <table:table-cell office:value-type="string" table:style-name="ce1">
            <text:p>ARENA</text:p>
          </table:table-cell>
          <table:table-cell table:number-columns-repeated="2" table:style-name="ce1"/>
          <table:table-cell office:value-type="string" table:style-name="ce1">
            <text:p>ILLUMINATION.VISIBLE.DISTANCE_FROM.AREN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LUMINATION</text:p>
          </table:table-cell>
          <table:table-cell office:value-type="string" table:style-name="ce1">
            <text:p>VISIBLE</text:p>
          </table:table-cell>
          <table:table-cell office:value-type="string" table:style-name="ce1">
            <text:p>WAVELENGTH</text:p>
          </table:table-cell>
          <table:table-cell table:number-columns-repeated="3" table:style-name="ce1"/>
          <table:table-cell office:value-type="string" table:style-name="ce1">
            <text:p>ILLUMINATION.VISIBLE.WAVELENG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LUMINATION</text:p>
          </table:table-cell>
          <table:table-cell office:value-type="string" table:style-name="ce1">
            <text:p>VISIBLE</text:p>
          </table:table-cell>
          <table:table-cell office:value-type="string" table:style-name="ce1">
            <text:p>FROM</text:p>
          </table:table-cell>
          <table:table-cell table:number-columns-repeated="3" table:style-name="ce1"/>
          <table:table-cell office:value-type="string" table:style-name="ce1">
            <text:p>ILLUMINATION.VISIBLE.FR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LUMINATION</text:p>
          </table:table-cell>
          <table:table-cell office:value-type="string" table:style-name="ce1">
            <text:p>VISIBLE</text:p>
          </table:table-cell>
          <table:table-cell office:value-type="string" table:style-name="ce1">
            <text:p>DISTANCE_FROM</text:p>
          </table:table-cell>
          <table:table-cell office:value-type="string" table:style-name="ce1">
            <text:p>ARENA</text:p>
          </table:table-cell>
          <table:table-cell table:number-columns-repeated="2" table:style-name="ce1"/>
          <table:table-cell office:value-type="string" table:style-name="ce1">
            <text:p>ILLUMINATION.VISIBLE.DISTANCE_FROM.AREN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BJECT</text:p>
          </table:table-cell>
          <table:table-cell office:value-type="string" table:style-name="ce1">
            <text:p>SINGLE_CAGE</text:p>
          </table:table-cell>
          <table:table-cell office:value-type="string" table:style-name="ce1">
            <text:p>DURATION</text:p>
          </table:table-cell>
          <table:table-cell table:number-columns-repeated="3" table:style-name="ce1"/>
          <table:table-cell office:value-type="string" table:style-name="ce1">
            <text:p>SUBJECT.SINGLE_CAGE.DURA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BJECT</text:p>
          </table:table-cell>
          <table:table-cell office:value-type="string" table:style-name="ce1">
            <text:p>AGE</text:p>
          </table:table-cell>
          <table:table-cell table:number-columns-repeated="4" table:style-name="ce1"/>
          <table:table-cell office:value-type="string" table:style-name="ce1">
            <text:p>SUBJECT.AG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BJECT</text:p>
          </table:table-cell>
          <table:table-cell office:value-type="string" table:style-name="ce1">
            <text:p>SEX</text:p>
          </table:table-cell>
          <table:table-cell table:number-columns-repeated="4" table:style-name="ce1"/>
          <table:table-cell office:value-type="string" table:style-name="ce1">
            <text:p>SUBJECT.SEX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BJECT</text:p>
          </table:table-cell>
          <table:table-cell office:value-type="string" table:style-name="ce1">
            <text:p>STARTING_FROM</text:p>
          </table:table-cell>
          <table:table-cell table:number-columns-repeated="4" table:style-name="ce1"/>
          <table:table-cell office:value-type="string" table:style-name="ce1">
            <text:p>SUBJECT.STARTING_FR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BJECT</text:p>
          </table:table-cell>
          <table:table-cell office:value-type="string" table:style-name="ce1">
            <text:p>FUR</text:p>
          </table:table-cell>
          <table:table-cell office:value-type="string" table:style-name="ce1">
            <text:p>COLOR</text:p>
          </table:table-cell>
          <table:table-cell table:number-columns-repeated="3" table:style-name="ce1"/>
          <table:table-cell office:value-type="string" table:style-name="ce1">
            <text:p>SUBJECT.FUR.COLO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BJECT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ARENA</text:p>
          </table:table-cell>
          <table:table-cell office:value-type="string" table:style-name="ce1">
            <text:p>???WTF</text:p>
          </table:table-cell>
          <table:table-cell table:number-columns-repeated="2" table:style-name="ce1"/>
          <table:table-cell office:value-type="string" table:style-name="ce1">
            <text:p>SUBJECT.ON.ARENA.???WTF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SESS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URATION</text:p>
          </table:table-cell>
          <table:table-cell table:number-columns-repeated="2" table:style-name="ce1"/>
          <table:table-cell office:value-type="string" table:style-name="ce1">
            <text:p>PROTOCOL.SESSION.NAME.DURATIO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SESS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OTAL</text:p>
          </table:table-cell>
          <table:table-cell table:number-columns-repeated="2" table:style-name="ce1"/>
          <table:table-cell office:value-type="string" table:style-name="ce1">
            <text:p>PROTOCOL.SESSION.NAME.TOTAL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SESS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PER_DAY</text:p>
          </table:table-cell>
          <table:table-cell table:number-columns-repeated="2" table:style-name="ce1"/>
          <table:table-cell office:value-type="string" table:style-name="ce1">
            <text:p>PROTOCOL.SESSION.NAME.PER_DA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SESS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MAX_DURATION</text:p>
          </table:table-cell>
          <table:table-cell table:number-columns-repeated="2" table:style-name="ce1"/>
          <table:table-cell office:value-type="string" table:style-name="ce1">
            <text:p>PROTOCOL.SESSION.NAME.MAX_DURATIO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LAY</text:p>
          </table:table-cell>
          <table:table-cell table:number-columns-repeated="2" table:style-name="ce1"/>
          <table:table-cell office:value-type="string" table:style-name="ce1">
            <text:p>PROTOCOL.BLOCK.NAME.DELA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PER_DAY</text:p>
          </table:table-cell>
          <table:table-cell table:number-columns-repeated="2" table:style-name="ce1"/>
          <table:table-cell office:value-type="string" table:style-name="ce1">
            <text:p>PROTOCOL.BLOCK.NAME.PER_DA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URATION</text:p>
          </table:table-cell>
          <table:table-cell office:value-type="string" table:style-name="ce1">
            <text:p>MAXIMUM</text:p>
          </table:table-cell>
          <table:table-cell table:style-name="ce1"/>
          <table:table-cell office:value-type="string" table:style-name="ce1">
            <text:p>PROTOCOL.TRIAL.NAME.DURATION.MAXIMU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URATION</text:p>
          </table:table-cell>
          <table:table-cell office:value-type="string" table:style-name="ce1">
            <text:p>MINIMUM</text:p>
          </table:table-cell>
          <table:table-cell table:style-name="ce1"/>
          <table:table-cell office:value-type="string" table:style-name="ce1">
            <text:p>PROTOCOL.TRIAL.NAME.DURATION.MINIMU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URATION</text:p>
          </table:table-cell>
          <table:table-cell office:value-type="string" table:style-name="ce1">
            <text:p>REGULAR</text:p>
          </table:table-cell>
          <table:table-cell table:style-name="ce1"/>
          <table:table-cell office:value-type="string" table:style-name="ce1">
            <text:p>PROTOCOL.TRIAL.NAME.DURATION.REGULA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OTAL</text:p>
          </table:table-cell>
          <table:table-cell table:number-columns-repeated="2" table:style-name="ce1"/>
          <table:table-cell office:value-type="string" table:style-name="ce1">
            <text:p>PROTOCOL.TRIAL.NAME.TOTAL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PER_DAY</text:p>
          </table:table-cell>
          <table:table-cell table:number-columns-repeated="2" table:style-name="ce1"/>
          <table:table-cell office:value-type="string" table:style-name="ce1">
            <text:p>PROTOCOL.TRIAL.NAME.PER_DA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PER_SESSION</text:p>
          </table:table-cell>
          <table:table-cell table:number-columns-repeated="2" table:style-name="ce1"/>
          <table:table-cell office:value-type="string" table:style-name="ce1">
            <text:p>PROTOCOL.TRIAL.NAME.PER_SESSIO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INTER_TRIAL</text:p>
          </table:table-cell>
          <table:table-cell office:value-type="string" table:style-name="ce1">
            <text:p>DELAY</text:p>
          </table:table-cell>
          <table:table-cell table:number-columns-repeated="3" table:style-name="ce1"/>
          <table:table-cell office:value-type="string" table:style-name="ce1">
            <text:p>PROTOCOL.INTER_TRIAL.DELA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INTER_SESSION</text:p>
          </table:table-cell>
          <table:table-cell office:value-type="string" table:style-name="ce1">
            <text:p>DELAY</text:p>
          </table:table-cell>
          <table:table-cell table:number-columns-repeated="3" table:style-name="ce1"/>
          <table:table-cell office:value-type="string" table:style-name="ce1">
            <text:p>PROTOCOL.INTER_SESSION.DELA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EXPOSURE_TIME</text:p>
          </table:table-cell>
          <table:table-cell office:value-type="string" table:style-name="ce1">
            <text:p>ARENA</text:p>
          </table:table-cell>
          <table:table-cell table:number-columns-repeated="3" table:style-name="ce1"/>
          <table:table-cell office:value-type="string" table:style-name="ce1">
            <text:p>PROTOCOL.EXPOSURE_TIME.ARE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EXPOSURE_TIME</text:p>
          </table:table-cell>
          <table:table-cell office:value-type="string" table:style-name="ce1">
            <text:p>ROOM</text:p>
          </table:table-cell>
          <table:table-cell table:number-columns-repeated="3" table:style-name="ce1"/>
          <table:table-cell office:value-type="string" table:style-name="ce1">
            <text:p>PROTOCOL.EXPOSURE_TIME.RO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EXPOSURE_TIME</text:p>
          </table:table-cell>
          <table:table-cell office:value-type="string" table:style-name="ce1">
            <text:p>STIMULUS</text:p>
          </table:table-cell>
          <table:table-cell table:number-columns-repeated="3" table:style-name="ce1"/>
          <table:table-cell office:value-type="string" table:style-name="ce1">
            <text:p>PROTOCOL.EXPOSURE_TIME.STIMULU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MODALITY</text:p>
          </table:table-cell>
          <table:table-cell office:value-type="string" table:style-name="ce1">
            <text:p>VISUAL</text:p>
          </table:table-cell>
          <table:table-cell office:value-type="string" table:style-name="ce1">
            <text:p>SIZE</text:p>
          </table:table-cell>
          <table:table-cell table:number-columns-repeated="2" table:style-name="ce1"/>
          <table:table-cell office:value-type="string" table:style-name="ce1">
            <text:p>STIMULUS.MODALITY.VISUAL.SIZ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MODALITY</text:p>
          </table:table-cell>
          <table:table-cell office:value-type="string" table:style-name="ce1">
            <text:p>VISUAL</text:p>
          </table:table-cell>
          <table:table-cell office:value-type="string" table:style-name="ce1">
            <text:p>SPATIAL_FREQUENCY</text:p>
          </table:table-cell>
          <table:table-cell table:number-columns-repeated="2" table:style-name="ce1"/>
          <table:table-cell office:value-type="string" table:style-name="ce1">
            <text:p>STIMULUS.MODALITY.VISUAL.SPATIAL_FREQUENC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MODALITY</text:p>
          </table:table-cell>
          <table:table-cell office:value-type="string" table:style-name="ce1">
            <text:p>VISUAL</text:p>
          </table:table-cell>
          <table:table-cell office:value-type="string" table:style-name="ce1">
            <text:p>COLOR</text:p>
          </table:table-cell>
          <table:table-cell table:number-columns-repeated="2" table:style-name="ce1"/>
          <table:table-cell office:value-type="string" table:style-name="ce1">
            <text:p>STIMULUS.MODALITY.VISUAL.COLOR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MODALITY</text:p>
          </table:table-cell>
          <table:table-cell office:value-type="string" table:style-name="ce1">
            <text:p>AUDITORY</text:p>
          </table:table-cell>
          <table:table-cell office:value-type="string" table:style-name="ce1">
            <text:p>INTENSITY</text:p>
          </table:table-cell>
          <table:table-cell table:number-columns-repeated="2" table:style-name="ce1"/>
          <table:table-cell office:value-type="string" table:style-name="ce1">
            <text:p>STIMULUS.MODALITY.AUDITORY.INTENSIT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MODALITY</text:p>
          </table:table-cell>
          <table:table-cell office:value-type="string" table:style-name="ce1">
            <text:p>AUDITORY</text:p>
          </table:table-cell>
          <table:table-cell office:value-type="string" table:style-name="ce1">
            <text:p>FREQUENCY</text:p>
          </table:table-cell>
          <table:table-cell table:number-columns-repeated="2" table:style-name="ce1"/>
          <table:table-cell office:value-type="string" table:style-name="ce1">
            <text:p>STIMULUS.MODALITY.AUDITORY.FREQUENC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MODALITY</text:p>
          </table:table-cell>
          <table:table-cell office:value-type="string" table:style-name="ce1">
            <text:p>AUDITORY</text:p>
          </table:table-cell>
          <table:table-cell office:value-type="string" table:style-name="ce1">
            <text:p>AMPLITUDE</text:p>
          </table:table-cell>
          <table:table-cell table:number-columns-repeated="2" table:style-name="ce1"/>
          <table:table-cell office:value-type="string" table:style-name="ce1">
            <text:p>STIMULUS.MODALITY.AUDITORY.AMPLITUD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DURATION</text:p>
          </table:table-cell>
          <table:table-cell table:number-columns-repeated="4" table:style-name="ce1"/>
          <table:table-cell office:value-type="string" table:style-name="ce1">
            <text:p>STIMULUS.DURA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ONSET</text:p>
          </table:table-cell>
          <table:table-cell table:number-columns-repeated="4" table:style-name="ce1"/>
          <table:table-cell office:value-type="string" table:style-name="ce1">
            <text:p>STIMULUS.ONSE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DISTANCE_FROM</text:p>
          </table:table-cell>
          <table:table-cell office:value-type="string" table:style-name="ce1">
            <text:p>ARENA</text:p>
          </table:table-cell>
          <table:table-cell table:number-columns-repeated="3" table:style-name="ce1"/>
          <table:table-cell office:value-type="string" table:style-name="ce1">
            <text:p>STIMULUS.DISTANCE_FROM.ARE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DISTANCE_FROM</text:p>
          </table:table-cell>
          <table:table-cell office:value-type="string" table:style-name="ce1">
            <text:p>SUBJECT</text:p>
          </table:table-cell>
          <table:table-cell table:number-columns-repeated="3" table:style-name="ce1"/>
          <table:table-cell office:value-type="string" table:style-name="ce1">
            <text:p>STIMULUS.DISTANCE_FROM.SUBJEC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_TRIAL</text:p>
          </table:table-cell>
          <table:table-cell table:number-columns-repeated="3" table:style-name="ce1"/>
          <table:table-cell office:value-type="string" table:style-name="ce1">
            <text:p>STIMULUS.COUNT.PER_TRI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_SESSION</text:p>
          </table:table-cell>
          <table:table-cell table:number-columns-repeated="3" table:style-name="ce1"/>
          <table:table-cell office:value-type="string" table:style-name="ce1">
            <text:p>STIMULUS.COUNT.PER_SESS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TOTAL</text:p>
          </table:table-cell>
          <table:table-cell table:number-columns-repeated="3" table:style-name="ce1"/>
          <table:table-cell office:value-type="string" table:style-name="ce1">
            <text:p>STIMULUS.COUNT.TOT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DEO</text:p>
          </table:table-cell>
          <table:table-cell office:value-type="string" table:style-name="ce1">
            <text:p>FPS</text:p>
          </table:table-cell>
          <table:table-cell table:number-columns-repeated="4" table:style-name="ce1"/>
          <table:table-cell office:value-type="string" table:style-name="ce1">
            <text:p>VIDEO.FP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DEO</text:p>
          </table:table-cell>
          <table:table-cell office:value-type="string" table:style-name="ce1">
            <text:p>PIXELS_CM</text:p>
          </table:table-cell>
          <table:table-cell table:number-columns-repeated="4" table:style-name="ce1"/>
          <table:table-cell office:value-type="string" table:style-name="ce1">
            <text:p>VIDEO.PIXELS_C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DEO</text:p>
          </table:table-cell>
          <table:table-cell office:value-type="string" table:style-name="ce1">
            <text:p>POV</text:p>
          </table:table-cell>
          <table:table-cell table:number-columns-repeated="4" table:style-name="ce1"/>
          <table:table-cell office:value-type="string" table:style-name="ce1">
            <text:p>VIDEO.PO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DEO</text:p>
          </table:table-cell>
          <table:table-cell office:value-type="string" table:style-name="ce1">
            <text:p>DISTANCE_FROM_SUBJECT</text:p>
          </table:table-cell>
          <table:table-cell table:number-columns-repeated="4" table:style-name="ce1"/>
          <table:table-cell office:value-type="string" table:style-name="ce1">
            <text:p>VIDEO.DISTANCE_FROM_SUBJEC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DEO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WIDTH</text:p>
          </table:table-cell>
          <table:table-cell table:number-columns-repeated="3" table:style-name="ce1"/>
          <table:table-cell office:value-type="string" table:style-name="ce1">
            <text:p>VIDEO.SIZE.WID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DEO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HEIGHT</text:p>
          </table:table-cell>
          <table:table-cell table:number-columns-repeated="3" table:style-name="ce1"/>
          <table:table-cell office:value-type="string" table:style-name="ce1">
            <text:p>VIDEO.SIZE.HEIGH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DEO</text:p>
          </table:table-cell>
          <table:table-cell office:value-type="string" table:style-name="ce1">
            <text:p>IR_FILTER_ON</text:p>
          </table:table-cell>
          <table:table-cell table:number-columns-repeated="4" table:style-name="ce1"/>
          <table:table-cell office:value-type="string" table:style-name="ce1">
            <text:p>VIDEO.IR_FILTER_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DEO</text:p>
          </table:table-cell>
          <table:table-cell office:value-type="string" table:style-name="ce1">
            <text:p>TRACKING</text:p>
          </table:table-cell>
          <table:table-cell table:number-columns-repeated="4" table:style-name="ce1"/>
          <table:table-cell office:value-type="string" table:style-name="ce1">
            <text:p>VIDEO.TRACKING</text:p>
          </table:table-cell>
          <table:table-cell table:number-columns-repeated="16377"/>
        </table:table-row>
        <table:table-row table:number-rows-repeated="1048491" table:style-name="ro2">
          <table:table-cell table:number-columns-repeated="16384"/>
        </table:table-row>
      </table:table>
      <table:table table:name="polished" table:style-name="ta1">
        <table:table-column table:style-name="co8" table:default-cell-style-name="ce1"/>
        <table:table-column table:style-name="co9" table:default-cell-style-name="ce4"/>
        <table:table-column table:style-name="co10" table:default-cell-style-name="ce1"/>
        <table:table-column table:style-name="co7" table:number-columns-repeated="16381" table:default-cell-style-name="ce1"/>
        <table:table-row table:style-name="ro3">
          <table:table-cell office:value-type="string" table:style-name="ce3">
            <text:p>FIELD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DESCRIP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GENERAL.</text:span>PMID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unique pubmed identifi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GENERAL.</text:span>COMMENTS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general comment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GENERAL.</text:span>AUTHOR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use first author or complete list of authors (if retrieved form pubmed). Use first,last name if experiment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GENERAL.</text:span>DATE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date of publication (if from pubmed) or date of protocol design / first us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EQUIPMENT.NAME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generic name (open field, fear conditioning ...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EQUIPMENT.MANUFACTURER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brand, compan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SIZE.WIDTH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SIZE.LENGTH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SIZE.HEIGHT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SIZE.ANGLE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ANGLE defines the angles between areas (used for measuring angles between arms in a radial maze, t maze, y maze …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SIZE.AREA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SIZE.VOLUME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SIZE.DIAMETER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SHAPE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COLOR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MATERIAL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HEIGHT_FROM_FLOOR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CLEANED_WITH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WATER.OPACITY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Special case for water-based tests (may be merged with previous fields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WATER.TEMPERATURE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Special case for water-based tests (may be merged with previous fields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WATER.COLOR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Special case for water-based tests (may be merged with previous fields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WATER.EXPOSURE_TIME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Special case for water-based tests (may be merged with previous fields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BEDDING.COLOR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Bedding is a special zon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BEDDING.MATERIAL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Bedding is a special zon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DISTANCE_FROM.STIMULUS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DISTANCE_FROM.ARENA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ABOVE_WATER_HEIGHT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Special case for platform in water maz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ROOM</text:span>.NAME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special case for in-house platform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ROOM</text:span>.NOISE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noise level <text:s/>(in decibel) measured from the room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ROOM</text:span>.SIZE.LENGTH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room dimension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ROOM</text:span>.SIZE.WIDTH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room dimension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ROOM</text:span>.SIZE.HEIGHT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room dimension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ROOM</text:span>.SIZE.AREA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room dimension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ROOM</text:span>.SIZE.VOLUME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room dimension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ROOM</text:span>.SHAPE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room shape (square, rectangular) used for spatial navigation tasks using distal cu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ROOM</text:span>.TEMPERATURE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room temperatu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ILLUMINATION</text:span>.VISIBLE.FROM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light source posi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ILLUMINATION</text:span>.VISIBLE.LUX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light intensity. A special case should be designed to include the Watt of the light bulb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ILLUMINATION</text:span>.VISIBLE.MEASURED_FROM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Where is the light measured from (arm, platform, center...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ILLUMINATION</text:span>.VISIBLE.COLOR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light colo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ILLUMINATION</text:span>.VISIBLE.DISTANCE_FROM_ARENA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distance from the aren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ILLUMINATION</text:span>.IR.WAVELENGTH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Infrared wavelength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ILLUMINATION</text:span>.IR.FROM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light source posi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ILLUMINATION</text:span>.IR.DISTANCE_FROM_ARENA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distanc efrom aren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SINGLE_CAGE</text:p>
          </table:table-cell>
          <table:table-cell office:value-type="string" table:style-name="ce4">
            <text:p>bool</text:p>
          </table:table-cell>
          <table:table-cell office:value-type="string" table:style-name="ce1">
            <text:p>if the subject is single-house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SINGLE_CAGE.DURATION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duration of single housi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AGE.DAYS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age in days of the subjec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SEX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subjects’ sex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GENOTYPE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genotype (KO, TG <text:s/>for which gene...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GENOTYPE.BACKGROUND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background (C57, DBA/2 ...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STARTING_FROM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zone of the arena from which the subject is release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FUR.COLOR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color of the fu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PREVIOUS_EXPERIENCE</text:p>
          </table:table-cell>
          <table:table-cell office:value-type="string" table:style-name="ce4">
            <text:p>bool</text:p>
          </table:table-cell>
          <table:table-cell office:value-type="string" table:style-name="ce1">
            <text:p>whether the subject was previously tested in other behavioral tests (YES/NO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PREVIOUS_EXPERIENCE.&lt;name&gt;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general comment on type of tasks (free text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ON.ARENA.ZONE.&lt;name&gt;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If the subject is held in a specific zon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PROTOCOL</text:span>.SESSION.&lt;name&gt;.START_AT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day (datetime) when the session start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PROTOCOL</text:span>.SESSION.&lt;name&gt;.STOP_AT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da (daytime) when the session stop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PROTOCOL</text:span>.SESSION.&lt;name&gt;.DURATION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session dura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PROTOCOL</text:span>.SESSION.&lt;name&gt;.TOTAL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total number of session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SESSION.&lt;name&gt;.PER_DAY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sessions per da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SESSION.&lt;name&gt;.MAX_DURATION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maximal dura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BLOCK.&lt;name&gt;.DELAY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Inter-block dela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BLOCK.&lt;name&gt;.PER_DAY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number of blocks per da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TRIAL.&lt;name&gt;.DURATION.MAXIMUM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maximum duration of tria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TRIAL.&lt;name&gt;.DURATION.MINIMUM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minimum duration of tria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TRIAL.&lt;name&gt;.DURATION.REGULAR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regular (i.e. fixed duration of the trial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TRIAL.&lt;name&gt;.TOTAL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total number of trial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TRIAL.&lt;name&gt;.PER_DAY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number of trials per da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TRIAL.&lt;name&gt;.PER_SESSION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number of trials per sess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INTER_TRIAL.DELAY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delay between trials (ITI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INTER_SESSION.DELAY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delay between session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EXPOSURE_TIME.ARENA.ZONE.&lt;name&gt;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amount of time exposed to zone in the aren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EXPOSURE_TIME.ROOM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amount of time exposed to the room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EXPOSURE_TIME.STIMULUS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amount of time exposed to the stimul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modality&gt;.&lt;name&gt;.SIZE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stimulus size (for 2D / 3D stimuli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.modality&gt;.&lt;name&gt;.SPATIAL_FREQUENCY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spatial frequency (visual stimuli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.modality&gt;.&lt;name&gt;.TOTAL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total number of stimuli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.modality&gt;.&lt;name&gt;.DURATION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simulus dura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.modality&gt;.&lt;name&gt;.COLOR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colo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.modality&gt;.&lt;name&gt;.INTENSITY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intensity (this depends on &lt;modality&gt;, LUX, dB ...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modality&gt;.&lt;name&gt;.INTER_STIMULUS_INTERVAL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ISI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modality&gt;.&lt;name&gt;.ONSET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time of stimulus onset (from start of trial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modality&gt;.&lt;name&gt;.DISTANCE_FROM.[ARENA|SUBJECT|STIMULUS]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stimulus distance from the arena, the subject , or other stimulus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modality&gt;.&lt;name&gt;.PER_TRIAL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number of stimuli per tria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modality&gt;.&lt;name&gt;.PER_SESSION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number of stimuli per sess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DEO.FPS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frames per second used for video acquisi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DEO.PIXELS_CM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scale (i.e. how many pixels / centimeter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DEO.POV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point of view (top, side, bottom...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DEO.DISTANCE_FROM_SUBJECT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Camera / subject distanc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DEO.SIZE.WIDTH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video siz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DEO.SIZE.HEIGHT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video siz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DEO.IR_FILTER_ON</text:p>
          </table:table-cell>
          <table:table-cell office:value-type="string" table:style-name="ce4">
            <text:p>bool</text:p>
          </table:table-cell>
          <table:table-cell office:value-type="string" table:style-name="ce1">
            <text:p>If using the IR filter to capture the video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DEO.TRACKING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type of tracking used (manual, auto, IR ...) - TO BE REVISE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ACILITY.LIGHT_ON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onset of light in the housing facilit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ACILITY.LIGHT_OFF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offset of light in the housing facility</text:p>
          </table:table-cell>
          <table:table-cell table:number-columns-repeated="16381"/>
        </table:table-row>
        <table:table-row table:number-rows-repeated="1048480" table:style-name="ro1">
          <table:table-cell table:number-columns-repeated="16384"/>
        </table:table-row>
      </table:table>
      <table:table table:name="Open_field" table:style-name="ta1">
        <table:table-column table:style-name="co11" table:default-cell-style-name="ce1"/>
        <table:table-column table:style-name="co12" table:default-cell-style-name="ce4"/>
        <table:table-column table:style-name="co5" table:number-columns-repeated="26" table:default-cell-style-name="ce6"/>
        <table:table-column table:style-name="co7" table:number-columns-repeated="16356" table:default-cell-style-name="ce1"/>
        <table:table-row table:style-name="ro1">
          <table:table-cell office:value-type="string" table:style-name="ce3">
            <text:p><text:span text:style-name="T1">GENERAL.</text:span>PMID</text:p>
          </table:table-cell>
          <table:table-cell office:value-type="string" table:style-name="ce4">
            <text:p>int</text:p>
          </table:table-cell>
          <table:table-cell office:value-type="float" office:value="30088540" table:style-name="ce10">
            <text:p>3008854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<text:span text:style-name="T1">GENERAL.</text:span>COMMENTS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<text:span text:style-name="T1">GENERAL.</text:span>AUTHOR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<text:span text:style-name="T1">GENERAL.</text:span>DATE</text:p>
          </table:table-cell>
          <table:table-cell office:value-type="string" table:style-name="ce4">
            <text:p>time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&lt;ARENA&gt;.SIZE.WIDTH</text:p>
          </table:table-cell>
          <table:table-cell office:value-type="string" table:style-name="ce4">
            <text:p>float</text:p>
          </table:table-cell>
          <table:table-cell office:value-type="float" office:value="72" table:style-name="ce11">
            <text:p>72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&lt;ARENA&gt;.SIZE.LENGTH</text:p>
          </table:table-cell>
          <table:table-cell office:value-type="string" table:style-name="ce4">
            <text:p>float</text:p>
          </table:table-cell>
          <table:table-cell office:value-type="float" office:value="72" table:style-name="ce11">
            <text:p>72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&lt;WALL&gt;.SIZE.HEIGHT</text:p>
          </table:table-cell>
          <table:table-cell office:value-type="string" table:style-name="ce4">
            <text:p>float</text:p>
          </table:table-cell>
          <table:table-cell office:value-type="float" office:value="30" table:style-name="ce11">
            <text:p>3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&lt;FLOOR&gt;.SIZE.AREA</text:p>
          </table:table-cell>
          <table:table-cell office:value-type="string" table:style-name="ce4">
            <text:p>float</text:p>
          </table:table-cell>
          <table:table-cell office:value-type="float" office:value="5184" table:style-name="ce11">
            <text:p>5184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&lt;ARENA&gt;.SHAPE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square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&lt;FLOOR&gt;.COLOR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&lt;WALL&gt;.COLOR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&lt;ARENA&gt;.MATERIAL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acrylic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&lt;FLOOR&gt;.CLEANED_WITH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Etoh 5%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BEDDING.COLOR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BEDDING.MATERIAL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ROOM.NOISE</text:p>
          </table:table-cell>
          <table:table-cell office:value-type="string" table:style-name="ce4">
            <text:p>floa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ROOM.TEMPERATURE</text:p>
          </table:table-cell>
          <table:table-cell office:value-type="string" table:style-name="ce4">
            <text:p>floa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ILLUMINATION.VISIBLE.FROM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ILLUMINATION.VISIBLE.LUX</text:p>
          </table:table-cell>
          <table:table-cell office:value-type="string" table:style-name="ce4">
            <text:p>float</text:p>
          </table:table-cell>
          <table:table-cell office:value-type="float" office:value="15" table:style-name="ce11">
            <text:p>1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ILLUMINATION.VISIBLE.MEASURED_FROM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ILLUMINATION.VISIBLE.COLOR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ILLUMINATION.VISIBLE.DISTANCE_FROM_ARENA</text:p>
          </table:table-cell>
          <table:table-cell office:value-type="string" table:style-name="ce4">
            <text:p>floa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ILLUMINATION.IR.WAVELENGTH</text:p>
          </table:table-cell>
          <table:table-cell office:value-type="string" table:style-name="ce4">
            <text:p>int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ILLUMINATION.IR.FROM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ILLUMINATION.IR.DISTANCE_FROM_ARENA</text:p>
          </table:table-cell>
          <table:table-cell office:value-type="string" table:style-name="ce4">
            <text:p>float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SUBJECT.SINGLE_CAGE.DURATION</text:p>
          </table:table-cell>
          <table:table-cell office:value-type="string" table:style-name="ce4">
            <text:p>time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SUBJECT.AGE.DAYS</text:p>
          </table:table-cell>
          <table:table-cell office:value-type="string" table:style-name="ce4">
            <text:p>time</text:p>
          </table:table-cell>
          <table:table-cell office:value-type="float" office:value="60" table:style-name="ce11">
            <text:p>6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SUBJECT.SEX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M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SUBJECT.GENOTYPE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β3-ARKO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SUBJECT.GENOTYPE.BACKGROUND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FVB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SUBJECT.STARTING_FROM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center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SUBJECT.FUR.COLOR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white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SUBJECT.PREVIOUS_EXPERIENCE</text:p>
          </table:table-cell>
          <table:table-cell office:value-type="string" table:style-name="ce4">
            <text:p>bool</text:p>
          </table:table-cell>
          <table:table-cell office:value-type="boolean" office:boolean-value="false" table:style-name="ce11">
            <text:p>FALSE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SUBJECT.PREVIOUS_EXPERIENCE.&lt;name&gt;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SESSION.&lt;name&gt;.START_AT</text:p>
          </table:table-cell>
          <table:table-cell office:value-type="string" table:style-name="ce4">
            <text:p>time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SESSION.&lt;name&gt;.STOP_AT</text:p>
          </table:table-cell>
          <table:table-cell office:value-type="string" table:style-name="ce4">
            <text:p>time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SESSION.&lt;name&gt;.DURATION</text:p>
          </table:table-cell>
          <table:table-cell office:value-type="string" table:style-name="ce4">
            <text:p>time</text:p>
          </table:table-cell>
          <table:table-cell office:value-type="float" office:value="5" table:style-name="ce11">
            <text:p>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SESSION.&lt;name&gt;.TOTAL</text:p>
          </table:table-cell>
          <table:table-cell office:value-type="string" table:style-name="ce4">
            <text:p>int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SESSION.&lt;name&gt;.PER_DAY</text:p>
          </table:table-cell>
          <table:table-cell office:value-type="string" table:style-name="ce4">
            <text:p>int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BLOCK.&lt;name&gt;.DELAY</text:p>
          </table:table-cell>
          <table:table-cell office:value-type="string" table:style-name="ce4">
            <text:p>time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BLOCK.&lt;name&gt;.PER_DAY</text:p>
          </table:table-cell>
          <table:table-cell office:value-type="string" table:style-name="ce4">
            <text:p>int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TRIAL.&lt;name&gt;.DURATION.REGULAR</text:p>
          </table:table-cell>
          <table:table-cell office:value-type="string" table:style-name="ce4">
            <text:p>time</text:p>
          </table:table-cell>
          <table:table-cell office:value-type="float" office:value="5" table:style-name="ce11">
            <text:p>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TRIAL.&lt;name&gt;.TOTAL</text:p>
          </table:table-cell>
          <table:table-cell office:value-type="string" table:style-name="ce4">
            <text:p>int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TRIAL.&lt;name&gt;.PER_DAY</text:p>
          </table:table-cell>
          <table:table-cell office:value-type="string" table:style-name="ce4">
            <text:p>int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TRIAL.&lt;name&gt;.PER_SESSION</text:p>
          </table:table-cell>
          <table:table-cell office:value-type="string" table:style-name="ce4">
            <text:p>int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INTER_TRIAL.DELAY</text:p>
          </table:table-cell>
          <table:table-cell office:value-type="string" table:style-name="ce4">
            <text:p>time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INTER_SESSION.DELAY</text:p>
          </table:table-cell>
          <table:table-cell office:value-type="string" table:style-name="ce4">
            <text:p>time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EXPOSURE_TIME.ARENA.ZONE.&lt;name&gt;</text:p>
          </table:table-cell>
          <table:table-cell office:value-type="string" table:style-name="ce4">
            <text:p>time</text:p>
          </table:table-cell>
          <table:table-cell office:value-type="float" office:value="0" table:style-name="ce11">
            <text:p>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EXPOSURE_TIME.ROOM</text:p>
          </table:table-cell>
          <table:table-cell office:value-type="string" table:style-name="ce4">
            <text:p>time</text:p>
          </table:table-cell>
          <table:table-cell office:value-type="float" office:value="0" table:style-name="ce11">
            <text:p>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VIDEO.FPS</text:p>
          </table:table-cell>
          <table:table-cell office:value-type="string" table:style-name="ce4">
            <text:p>floa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VIDEO.PIXELS_CM</text:p>
          </table:table-cell>
          <table:table-cell office:value-type="string" table:style-name="ce4">
            <text:p>in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VIDEO.POV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above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VIDEO.DISTANCE_FROM_SUBJECT</text:p>
          </table:table-cell>
          <table:table-cell office:value-type="string" table:style-name="ce4">
            <text:p>floa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VIDEO.SIZE.WIDTH</text:p>
          </table:table-cell>
          <table:table-cell office:value-type="string" table:style-name="ce4">
            <text:p>in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VIDEO.SIZE.HEIGHT</text:p>
          </table:table-cell>
          <table:table-cell office:value-type="string" table:style-name="ce4">
            <text:p>in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VIDEO.IR_FILTER_ON</text:p>
          </table:table-cell>
          <table:table-cell office:value-type="string" table:style-name="ce4">
            <text:p>bool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VIDEO.TRACKING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FACILITY.LIGHT_CYCLE</text:p>
          </table:table-cell>
          <table:table-cell office:value-type="string" table:style-name="ce4">
            <text:p>time</text:p>
          </table:table-cell>
          <table:table-cell office:value-type="float" office:value="12" table:style-name="ce11">
            <text:p>12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FACILITY.LIGHT_ON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FACILITY.LIGHT_OFF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number-rows-repeated="1048516" table:style-name="ro4">
          <table:table-cell table:number-columns-repeated="2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</table:table>
      <table:table table:name="PPI" table:style-name="ta1">
        <table:table-column table:style-name="co11" table:default-cell-style-name="ce1"/>
        <table:table-column table:style-name="co12" table:default-cell-style-name="ce4"/>
        <table:table-column table:style-name="co13" table:default-cell-style-name="ce1"/>
        <table:table-column table:style-name="co1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3">
            <text:p><text:span text:style-name="T1">GENERAL.</text:span>PMID</text:p>
          </table:table-cell>
          <table:table-cell table:style-name="ce4"/>
          <table:table-cell office:value-type="float" office:value="29406270" table:style-name="ce7">
            <text:p>2940627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<text:span text:style-name="T1">GENERAL.</text:span>COMMENTS</text:p>
          </table:table-cell>
          <table:table-cell table:style-name="ce4"/>
          <table:table-cell office:value-type="string" table:style-name="ce1">
            <text:p>Early-life Photoperiod Influences Depression-like Behavior, Prepulse Inhibition of the Acoustic Startle Response, and Hippocampal Astrogenesis in Mice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<text:span text:style-name="T1">GENERAL.</text:span>AUTHOR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<text:span text:style-name="T1">GENERAL.</text:span>DATE</text:p>
          </table:table-cell>
          <table:table-cell office:value-type="string" table:style-name="ce4">
            <text:p>time</text:p>
          </table:table-cell>
          <table:table-cell table:style-name="ce1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ARENA.ZONE.&lt;name&gt;.SIZE.WIDTH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panla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ARENA.ZONE.&lt;name&gt;.SIZE.LENGTH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IZE.HEIGHT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IZE.AREA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IZE.VOLUME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IZE.DIAMETER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HAPE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COLOR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MATERIAL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HEIGHT_FROM_FLOOR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CLEANED_WITH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ILLUMINATION.VISIBLE.FROM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ILLUMINATION.VISIBLE.LUX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ILLUMINATION.VISIBLE.MEASURED_FROM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ILLUMINATION.VISIBLE.COLOR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ILLUMINATION.VISIBLE.DISTANCE_FROM_ARENA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ILLUMINATION.IR.WAVELENGTH</text:p>
          </table:table-cell>
          <table:table-cell office:value-type="string" table:style-name="ce4">
            <text:p>i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ILLUMINATION.IR.FROM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ILLUMINATION.IR.DISTANCE_FROM_ARENA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UBJECT.SINGLE_CAGE.DURATION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UBJECT.AGE.DAYS</text:p>
          </table:table-cell>
          <table:table-cell office:value-type="string" table:style-name="ce4">
            <text:p>i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UBJECT.SEX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UBJECT.GENOTYPE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UBJECT.GENOTYPE.BACKGROUND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UBJECT.FUR.COLOR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UBJECT.PREVIOUS_EXPERIENCE</text:p>
          </table:table-cell>
          <table:table-cell office:value-type="string" table:style-name="ce4">
            <text:p>boo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UBJECT.PREVIOUS_EXPERIENCE.&lt;name&gt;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SESSION.&lt;name&gt;.START_AT</text:p>
          </table:table-cell>
          <table:table-cell office:value-type="string" table:style-name="ce4">
            <text:p>time</text:p>
          </table:table-cell>
          <table:table-cell table:style-name="ce1"/>
          <table:table-cell table:style-name="ce9"/>
          <table:table-cell table:number-columns-repeated="16380"/>
        </table:table-row>
        <table:table-row table:style-name="ro1">
          <table:table-cell office:value-type="string" table:style-name="ce3">
            <text:p>PROTOCOL.SESSION.&lt;name&gt;.STOP_AT</text:p>
          </table:table-cell>
          <table:table-cell office:value-type="string" table:style-name="ce4">
            <text:p>time</text:p>
          </table:table-cell>
          <table:table-cell table:style-name="ce1"/>
          <table:table-cell table:style-name="ce9"/>
          <table:table-cell table:number-columns-repeated="16380"/>
        </table:table-row>
        <table:table-row table:style-name="ro1">
          <table:table-cell office:value-type="string" table:style-name="ce3">
            <text:p>PROTOCOL.SESSION.&lt;name&gt;.DURATION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SESSION.&lt;name&gt;.TOTAL</text:p>
          </table:table-cell>
          <table:table-cell office:value-type="string" table:style-name="ce4">
            <text:p>i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SESSION.&lt;name&gt;.PER_DAY</text:p>
          </table:table-cell>
          <table:table-cell office:value-type="string" table:style-name="ce4">
            <text:p>i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SESSION.&lt;name&gt;.MAX_DURATION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BLOCK.&lt;name&gt;.DELAY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BLOCK.&lt;name&gt;.PER_DAY</text:p>
          </table:table-cell>
          <table:table-cell office:value-type="string" table:style-name="ce4">
            <text:p>i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TRIAL.&lt;name&gt;.DURATION.MAXIMUM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TRIAL.&lt;name&gt;.DURATION.MINIMUM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TRIAL.&lt;name&gt;.DURATION.REGULAR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TRIAL.&lt;name&gt;.TOTAL</text:p>
          </table:table-cell>
          <table:table-cell office:value-type="string" table:style-name="ce4">
            <text:p>i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TRIAL.&lt;name&gt;.PER_DAY</text:p>
          </table:table-cell>
          <table:table-cell office:value-type="string" table:style-name="ce4">
            <text:p>i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TRIAL.&lt;name&gt;.PER_SESSION</text:p>
          </table:table-cell>
          <table:table-cell office:value-type="string" table:style-name="ce4">
            <text:p>i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INTER_TRIAL.DELAY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INTER_SESSION.DELAY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EXPOSURE_TIME.ARENA.ZONE.&lt;name&gt;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EXPOSURE_TIME.ROOM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EXPOSURE_TIME.STIMULUS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MODALITY.VISUAL.SIZE.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MODALITY.VISUAL.SPATIAL_FREQUENCY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MODALITY.VISUAL.COLOR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MODALITY.AUDITORY.INTENSITY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MODALITY.AUDITORY.FREQUENCY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MODALITY.AUDITORY.AMPLITUDE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DURATION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ONSET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DISTANCE_FROM.[ARENA|SUBJECT|STIMULUS]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COUNT.PER_TRIAL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COUNT.PER_SESSION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COUNT.TOTAL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FPS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PIXELS_CM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POV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DISTANCE_FROM_SUBJECT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SIZE.WIDTH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SIZE.HEIGHT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IR_FILTER_ON</text:p>
          </table:table-cell>
          <table:table-cell office:value-type="string" table:style-name="ce4">
            <text:p>bool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3">
            <text:p>VIDEO.TRACKING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ACILITY.LIGHT_ON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ACILITY.LIGHT_OFF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WARD.&lt;name&gt;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number-rows-repeated="1048483" table:style-name="ro1">
          <table:table-cell table:number-columns-repeated="16384"/>
        </table:table-row>
        <table:table-row table:number-rows-repeated="19" table:style-name="ro3">
          <table:table-cell table:number-columns-repeated="16384"/>
        </table:table-row>
      </table:table>
      <table:table table:name="marble_burying" table:style-name="ta1">
        <table:table-column table:style-name="co8" table:default-cell-style-name="ce1"/>
        <table:table-column table:style-name="co12" table:default-cell-style-name="ce4"/>
        <table:table-column table:style-name="co5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3">
            <text:p><text:span text:style-name="T1">GENERAL.</text:span>PMID</text:p>
          </table:table-cell>
          <table:table-cell office:value-type="string" table:style-name="ce4">
            <text:p>text</text:p>
          </table:table-cell>
          <table:table-cell office:value-type="float" office:value="30658114" table:style-name="ce1">
            <text:p>3065811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GENERAL.</text:span>COMMENTS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<text:span text:style-name="T1">GENERAL.</text:span>AUTHOR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<text:span text:style-name="T1">GENERAL.</text:span>DATE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EQUIPMENT.MANUFACTURER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IZE.WIDTH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IZE.LENGTH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IZE.HEIGHT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IZE.AREA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IZE.VOLUME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IZE.DIAMETER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HAPE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COLOR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MATERIAL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HEIGHT_FROM_FLOOR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CLEANED_WITH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WATER.OPACITY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NA.ZONE.WATER.TEMPERATURE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NA.ZONE.WATER.COLOR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NA.ZONE.WATER.EXPOSURE_TIME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NA.ZONE.BEDDING.COLOR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NA.ZONE.BEDDING.MATERIAL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NA.ZONE.DISTANCE_FROM.STIMULUS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NA.ZONE.DISTANCE_FROM.ARENA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NA.ZONE.ABOVE_WATER_HEIGHT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OM.NOISE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OM.SIZE.LENGTH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OM.SIZE.WIDTH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OM.SIZE.HEIGHT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OM.SIZE.AREA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OM.SIZE.VOLUME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OM.SHAPE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OM.TEMPERATURE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LLUMINATION.VISIBLE.FROM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LLUMINATION.VISIBLE.LUX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LLUMINATION.VISIBLE.MEASURED_FROM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LLUMINATION.VISIBLE.COLOR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LLUMINATION.VISIBLE.DISTANCE_FROM_ARENA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LLUMINATION.IR.WAVELENGTH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LLUMINATION.IR.FROM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LLUMINATION.IR.DISTANCE_FROM_ARENA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BJECT.SINGLE_CAGE.DURATION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BJECT.AGE.DAYS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BJECT.SEX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BJECT.GENOTYPE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BJECT.GENOTYPE.BACKGROUND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BJECT.STARTING_FROM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BJECT.FUR.COLOR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BJECT.PREVIOUS_EXPERIENCE</text:p>
          </table:table-cell>
          <table:table-cell office:value-type="string" table:style-name="ce4">
            <text:p>boo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BJECT.PREVIOUS_EXPERIENCE.&lt;name&gt;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BJECT.ON.ARENA.ZONE.&lt;name&gt;</text:p>
          </table:table-cell>
          <table:table-cell office:value-type="string" table:style-name="ce4">
            <text:p>..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SESSION.&lt;name&gt;.START_AT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SESSION.&lt;name&gt;.STOP_AT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SESSION.&lt;name&gt;.DURATION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SESSION.&lt;name&gt;.TOTAL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SESSION.&lt;name&gt;.PER_DAY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SESSION.&lt;name&gt;.MAX_DURATION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BLOCK.&lt;name&gt;.DELAY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BLOCK.&lt;name&gt;.PER_DAY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TRIAL.&lt;name&gt;.DURATION.MAXIMUM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TRIAL.&lt;name&gt;.DURATION.MINIMUM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TRIAL.&lt;name&gt;.DURATION.REGULAR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TRIAL.&lt;name&gt;.TOTAL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TRIAL.&lt;name&gt;.PER_DAY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TRIAL.&lt;name&gt;.PER_SESSION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INTER_TRIAL.DELAY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INTER_SESSION.DELAY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EXPOSURE_TIME.ARENA.ZONE.&lt;name&gt;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EXPOSURE_TIME.ROOM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EXPOSURE_TIME.STIMULUS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modality&gt;.&lt;name&gt;.SIZE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.modality&gt;.&lt;name&gt;.SPATIAL_FREQUENCY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.modality&gt;.&lt;name&gt;.TOTAL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.modality&gt;.&lt;name&gt;.DURATION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.modality&gt;.&lt;name&gt;.COLOR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.modality&gt;.&lt;name&gt;.INTENSITY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modality&gt;.&lt;name&gt;.INTER_STIMULUS_INTERVAL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modality&gt;.&lt;name&gt;.ONSET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modality&gt;.&lt;name&gt;.DISTANCE_FROM.[ARENA|SUBJECT|STIMULUS]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modality&gt;.&lt;name&gt;.PER_TRIAL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modality&gt;.&lt;name&gt;.PER_SESSION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FPS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PIXELS_CM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POV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DISTANCE_FROM_SUBJECT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SIZE.WIDTH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SIZE.HEIGHT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IR_FILTER_ON</text:p>
          </table:table-cell>
          <table:table-cell office:value-type="string" table:style-name="ce4">
            <text:p>bool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3">
            <text:p>VIDEO.TRACKING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ACILITY.LIGHT_ON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ACILITY.LIGHT_OFF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number-rows-repeated="1048480" table:style-name="ro1">
          <table:table-cell table:number-columns-repeated="16384"/>
        </table:table-row>
        <table:table-row table:number-rows-repeated="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38P0" number:language="fr" number:country="CH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38" number:language="fr" number:country="CH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FF420E"/>
      <style:text-properties fo:color="#FFFFFF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Untitled1" style:family="table-cell" style:data-style-name="N0">
      <style:table-cell-properties style:vertical-align="automatic" fo:background-color="#FF420E"/>
      <style:text-properties fo:color="#FFFFFF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2" style:family="table-cell">
      <style:table-cell-properties fo:background-color="#FF420E"/>
      <style:text-properties fo:color="#FFFFFF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Leonardo Restivo</meta:initial-creator>
    <dc:creator>Lex</dc:creator>
    <meta:creation-date>2018-12-13T10:28:19Z</meta:creation-date>
    <dc:date>2021-12-15T09:40:23Z</dc:date>
    <meta:editing-cycles>57</meta:editing-cycles>
    <meta:editing-duration>PT105388S</meta:editing-duration>
  </office:meta>
</office:document-meta>
</file>